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you?”</text:span></text:p>
      <text:p text:style-name="P34"><text:s text:c="5"/><text:span text:style-name="T226">Alice smiled at the thought. </text:span><text:span text:style-name="T227">She was so happy to have him ho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3:56:24.650000000</dc:date>
    <meta:editing-cycles>248</meta:editing-cycles>
    <meta:generator>LibreOffice/7.4.1.2$Windows_X86_64 LibreOffice_project/3c58a8f3a960df8bc8fd77b461821e42c061c5f0</meta:generator>
    <meta:editing-duration>PT6H56M33S</meta:editing-duration>
    <meta:document-statistic meta:table-count="0" meta:image-count="0" meta:object-count="0" meta:page-count="37" meta:paragraph-count="468" meta:word-count="9422" meta:character-count="52427" meta:non-whitespace-character-count="41255"/>
  </office:meta>
</office:document-meta>
</file>